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2" style:family="graphic" style:parent-style-name="standard">
      <style:graphic-properties draw:fill-color="#f17c0b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fill-color="#0084d1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objectwithoutfill">
      <style:graphic-properties svg:stroke-color="#f17c0b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78cm"/>
    </style:style>
    <style:style style:name="gr7" style:family="graphic" style:parent-style-name="standard">
      <style:graphic-properties draw:fill-color="#476042"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svg:stroke-color="#009900" draw:fill-color="#cccccc" draw:opacity="30%" draw:textarea-horizontal-align="justify" draw:textarea-vertical-align="middle" draw:auto-grow-height="false" fo:min-height="1.942cm" fo:min-width="1.34cm" draw:shadow-opacity="30%"/>
    </style:style>
    <style:style style:name="gr12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gr14" style:family="graphic" style:parent-style-name="standard">
      <style:graphic-properties draw:stroke="none" svg:stroke-color="#000000" draw:fill="none" draw:fill-color="#ffffff" fo:min-height="1.0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17c0b"/>
      <style:paragraph-properties fo:text-align="center"/>
    </style:style>
    <style:style style:name="P3" style:family="paragraph">
      <loext:graphic-properties draw:fill-color="#0084d1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476042"/>
      <style:paragraph-properties fo:text-align="center"/>
      <style:text-properties fo:color="#ffff66" fo:font-size="12pt" fo:font-weight="bold" style:font-size-asian="18pt" style:font-size-complex="18pt"/>
    </style:style>
    <style:style style:name="P7" style:family="paragraph">
      <loext:graphic-properties draw:fill-color="#cccccc" draw:opacity="30%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text-position="-33% 58%" fo:font-size="12pt" style:font-size-asian="18pt" style:font-size-complex="18pt"/>
    </style:style>
    <style:style style:name="T3" style:family="text">
      <style:text-properties fo:color="#ffff66" fo:font-size="12pt" fo:font-weight="bold" style:font-size-asian="18pt" style:font-size-complex="18pt"/>
    </style:style>
    <style:style style:name="T4" style:family="text">
      <style:text-properties fo:color="#ffff66" style:text-position="-33% 58%"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2cm" svg:y1="6.172cm" svg:x2="9.5cm" svg:y2="6.172cm">
            <text:p/>
          </draw:line>
          <draw:line draw:style-name="gr1" draw:text-style-name="P1" draw:layer="layout" svg:x1="4.2cm" svg:y1="6.172cm" svg:x2="4.2cm" svg:y2="1.372cm">
            <text:p/>
          </draw:line>
          <draw:custom-shape draw:style-name="gr2" draw:text-style-name="P2" draw:layer="layout" svg:width="0.4cm" svg:height="0.4cm" svg:x="4cm" svg:y="5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6.4cm" svg:y="3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cm" svg:height="0.4cm" svg:x="6.4cm" svg:y="5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cm" svg:height="0.4cm" svg:x="4cm" svg:y="3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47cm" svg:height="0.8cm" svg:x="3.5cm" svg:y="6.372cm">
            <draw:text-box>
              <text:p><text:span text:style-name="T1">(0,0)</text:span></text:p>
            </draw:text-box>
          </draw:frame>
          <draw:frame draw:style-name="gr4" draw:text-style-name="P4" draw:layer="layout" svg:width="1.47cm" svg:height="0.8cm" svg:x="3.5cm" svg:y="3.972cm">
            <draw:text-box>
              <text:p><text:span text:style-name="T1">(0,0)</text:span></text:p>
            </draw:text-box>
          </draw:frame>
          <draw:frame draw:style-name="gr4" draw:text-style-name="P4" draw:layer="layout" svg:width="1.47cm" svg:height="0.8cm" svg:x="5.87cm" svg:y="3.972cm">
            <draw:text-box>
              <text:p><text:span text:style-name="T1">(0,0)</text:span></text:p>
            </draw:text-box>
          </draw:frame>
          <draw:frame draw:style-name="gr4" draw:text-style-name="P4" draw:layer="layout" svg:width="1.47cm" svg:height="0.8cm" svg:x="5.87cm" svg:y="6.372cm">
            <draw:text-box>
              <text:p><text:span text:style-name="T1">(0,1)</text:span></text:p>
            </draw:text-box>
          </draw:frame>
          <draw:line draw:style-name="gr5" draw:text-style-name="P1" draw:layer="layout" svg:x1="2.5cm" svg:y1="6.072cm" svg:x2="8.1cm" svg:y2="2.272cm">
            <text:p/>
          </draw:line>
          <draw:frame draw:style-name="gr6" draw:text-style-name="P4" draw:layer="layout" svg:width="1.1cm" svg:height="0.828cm" svg:x="7.2cm" svg:y="1.644cm">
            <draw:text-box>
              <text:p><text:span text:style-name="T1">L</text:span><text:span text:style-name="T2">1</text:span></text:p>
            </draw:text-box>
          </draw:frame>
        </draw:g>
        <draw:g>
          <draw:custom-shape draw:style-name="gr7" draw:text-style-name="P6" draw:layer="layout" svg:width="1cm" svg:height="1cm" svg:x="10.283cm" svg:y="15.1cm">
            <text:p text:style-name="P5"><text:span text:style-name="T3">N</text:span><text:span text:style-name="T4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cm" svg:height="1cm" svg:x="8.983cm" svg:y="12.3cm">
            <text:p text:style-name="P5"><text:span text:style-name="T3">N</text:span><text:span text:style-name="T4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cm" svg:height="1cm" svg:x="11.583cm" svg:y="12.3cm">
            <text:p text:style-name="P5"><text:span text:style-name="T3">N</text:span><text:span text:style-name="T4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1cm" svg:height="1cm" svg:x="11.618cm" svg:y="9.3cm">
            <draw:text-box>
              <text:p><text:span text:style-name="T1">I</text:span><text:span text:style-name="T2">2</text:span></text:p>
            </draw:text-box>
          </draw:frame>
          <draw:frame draw:style-name="gr8" draw:text-style-name="P4" draw:layer="layout" svg:width="0.9cm" svg:height="1cm" svg:x="9.083cm" svg:y="9.3cm">
            <draw:text-box>
              <text:p><text:span text:style-name="T1">I</text:span><text:span text:style-name="T2">1</text:span></text:p>
            </draw:text-box>
          </draw:frame>
          <draw:line draw:style-name="gr9" draw:text-style-name="P1" draw:layer="layout" svg:x1="9.483cm" svg:y1="10.1cm" svg:x2="12.083cm" svg:y2="12.3cm">
            <text:p/>
          </draw:line>
          <draw:line draw:style-name="gr9" draw:text-style-name="P1" draw:layer="layout" svg:x1="9.483cm" svg:y1="10.1cm" svg:x2="9.483cm" svg:y2="12.4cm">
            <text:p/>
          </draw:line>
          <draw:line draw:style-name="gr9" draw:text-style-name="P1" draw:layer="layout" svg:x1="12.083cm" svg:y1="10.1cm" svg:x2="9.483cm" svg:y2="12.3cm">
            <text:p/>
          </draw:line>
          <draw:line draw:style-name="gr9" draw:text-style-name="P1" draw:layer="layout" svg:x1="12.083cm" svg:y1="10.1cm" svg:x2="12.083cm" svg:y2="12.4cm">
            <text:p/>
          </draw:line>
          <draw:line draw:style-name="gr9" draw:text-style-name="P1" draw:layer="layout" svg:x1="9.483cm" svg:y1="13.3cm" svg:x2="10.783cm" svg:y2="15.1cm">
            <text:p/>
          </draw:line>
          <draw:line draw:style-name="gr9" draw:text-style-name="P1" draw:layer="layout" svg:x1="12.083cm" svg:y1="13.3cm" svg:x2="10.683cm" svg:y2="15.1cm">
            <text:p/>
          </draw:line>
          <draw:line draw:style-name="gr9" draw:text-style-name="P1" draw:layer="layout" svg:x1="10.783cm" svg:y1="16.1cm" svg:x2="10.783cm" svg:y2="18.3cm">
            <text:p/>
          </draw:line>
          <draw:frame draw:style-name="gr10" draw:text-style-name="P4" draw:layer="layout" svg:width="1.7cm" svg:height="0.9cm" svg:x="9.883cm" svg:y="18.3cm">
            <draw:text-box>
              <text:p><text:span text:style-name="T1">outp</text:span><text:span text:style-name="T1">ut</text:span></text:p>
            </draw:text-box>
          </draw:frame>
        </draw:g>
        <draw:g>
          <draw:line draw:style-name="gr1" draw:text-style-name="P1" draw:layer="layout" svg:x1="12.1cm" svg:y1="6.172cm" svg:x2="17.4cm" svg:y2="6.172cm">
            <text:p/>
          </draw:line>
          <draw:line draw:style-name="gr1" draw:text-style-name="P1" draw:layer="layout" svg:x1="12.1cm" svg:y1="6.172cm" svg:x2="12.1cm" svg:y2="1.372cm">
            <text:p/>
          </draw:line>
          <draw:custom-shape draw:style-name="gr2" draw:text-style-name="P2" draw:layer="layout" svg:width="0.4cm" svg:height="0.4cm" svg:x="11.9cm" svg:y="5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14.3cm" svg:y="3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cm" svg:height="0.4cm" svg:x="14.3cm" svg:y="5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cm" svg:height="0.4cm" svg:x="11.9cm" svg:y="3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47cm" svg:height="0.8cm" svg:x="11.4cm" svg:y="6.372cm">
            <draw:text-box>
              <text:p><text:span text:style-name="T1">(0,0)</text:span></text:p>
            </draw:text-box>
          </draw:frame>
          <draw:frame draw:style-name="gr4" draw:text-style-name="P4" draw:layer="layout" svg:width="1.47cm" svg:height="0.8cm" svg:x="11.4cm" svg:y="3.972cm">
            <draw:text-box>
              <text:p><text:span text:style-name="T1">(0,0)</text:span></text:p>
            </draw:text-box>
          </draw:frame>
          <draw:frame draw:style-name="gr4" draw:text-style-name="P4" draw:layer="layout" svg:width="1.47cm" svg:height="0.8cm" svg:x="13.77cm" svg:y="3.972cm">
            <draw:text-box>
              <text:p><text:span text:style-name="T1">(0,0)</text:span></text:p>
            </draw:text-box>
          </draw:frame>
          <draw:frame draw:style-name="gr4" draw:text-style-name="P4" draw:layer="layout" svg:width="1.47cm" svg:height="0.8cm" svg:x="13.77cm" svg:y="6.372cm">
            <draw:text-box>
              <text:p><text:span text:style-name="T1">(0,1)</text:span></text:p>
            </draw:text-box>
          </draw:frame>
          <draw:line draw:style-name="gr5" draw:text-style-name="P1" draw:layer="layout" svg:x1="12.8cm" svg:y1="7.972cm" svg:x2="15.7cm" svg:y2="2.072cm">
            <text:p/>
          </draw:line>
          <draw:frame draw:style-name="gr6" draw:text-style-name="P4" draw:layer="layout" svg:width="1.1cm" svg:height="0.828cm" svg:x="14.9cm" svg:y="1.772cm">
            <draw:text-box>
              <text:p><text:span text:style-name="T1">L</text:span><text:span text:style-name="T2">2</text:span></text:p>
            </draw:text-box>
          </draw:frame>
        </draw:g>
        <draw:custom-shape draw:style-name="gr11" draw:text-style-name="P7" draw:layer="layout" svg:width="2.6cm" svg:height="3.1cm" svg:x="8.095cm" svg:y="1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2.6cm" svg:height="3.1cm" svg:x="10.8cm" svg:y="1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8.6cm" svg:y1="11.4cm" svg:x2="6.6cm" svg:y2="7.3cm">
          <text:p/>
        </draw:line>
        <draw:frame draw:style-name="gr13" draw:text-style-name="P4" draw:layer="layout" svg:width="2.6cm" svg:height="1.3cm" svg:x="5.1cm" svg:y="8.7cm">
          <draw:text-box>
            <text:p><text:span text:style-name="T1">d</text:span><text:span text:style-name="T1">e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e</text:span><text:span text:style-name="T1">s </text:span></text:p>
            <text:p><text:span text:style-name="T1">li</text:span><text:span text:style-name="T1">n</text:span><text:span text:style-name="T1">e</text:span><text:span text:style-name="T1"> <text:s/></text:span><text:span text:style-name="T1">L</text:span><text:span text:style-name="T2">1</text:span></text:p>
          </draw:text-box>
        </draw:frame>
        <draw:frame draw:style-name="gr14" draw:text-style-name="P4" draw:layer="layout" svg:width="4.1cm" svg:height="1.306cm" svg:x="13.7cm" svg:y="8.7cm">
          <draw:text-box>
            <text:p><text:span text:style-name="T1">determines </text:span></text:p>
            <text:p><text:span text:style-name="T1">line <text:s/>L</text:span><text:span text:style-name="T2">2</text:span></text:p>
          </draw:text-box>
        </draw:frame>
        <draw:line draw:style-name="gr12" draw:text-style-name="P1" draw:layer="layout" svg:x1="12.9cm" svg:y1="11.4cm" svg:x2="14.3cm" svg:y2="7.3cm">
          <text:p/>
        </draw:line>
        <draw:custom-shape draw:style-name="gr11" draw:text-style-name="P7" draw:layer="layout" svg:width="2.6cm" svg:height="3.1cm" svg:x="9.465cm" svg:y="14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0.3cm" svg:y1="17.2cm" svg:x2="8.4cm" svg:y2="21.7cm">
          <text:p/>
        </draw:line>
        <draw:frame draw:style-name="gr14" draw:text-style-name="P4" draw:layer="layout" svg:width="3.5cm" svg:height="1.306cm" svg:x="6.9cm" svg:y="17.9cm">
          <draw:text-box>
            <text:p><text:span text:style-name="T1">solv</text:span><text:span text:style-name="T1">es </text:span><text:span text:style-name="T1">the </text:span><text:span text:style-name="T1">xor </text:span><text:span text:style-name="T1">probl</text:span><text:span text:style-name="T1">em</text:span></text:p>
          </draw:text-box>
        </draw:frame>
        <draw:g>
          <draw:line draw:style-name="gr1" draw:text-style-name="P1" draw:layer="layout" svg:x1="7.3cm" svg:y1="25.3cm" svg:x2="12.6cm" svg:y2="25.3cm">
            <text:p/>
          </draw:line>
          <draw:line draw:style-name="gr1" draw:text-style-name="P1" draw:layer="layout" svg:x1="7.3cm" svg:y1="25.3cm" svg:x2="7.3cm" svg:y2="20.5cm">
            <text:p/>
          </draw:line>
          <draw:custom-shape draw:style-name="gr2" draw:text-style-name="P2" draw:layer="layout" svg:width="0.4cm" svg:height="0.4cm" svg:x="7.1cm" svg:y="2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9.5cm" svg:y="2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cm" svg:height="0.4cm" svg:x="9.5cm" svg:y="2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cm" svg:height="0.4cm" svg:x="7.1cm" svg:y="2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47cm" svg:height="0.8cm" svg:x="6.6cm" svg:y="25.5cm">
            <draw:text-box>
              <text:p><text:span text:style-name="T1">(0,0)</text:span></text:p>
            </draw:text-box>
          </draw:frame>
          <draw:frame draw:style-name="gr4" draw:text-style-name="P4" draw:layer="layout" svg:width="1.47cm" svg:height="0.8cm" svg:x="6.6cm" svg:y="23.1cm">
            <draw:text-box>
              <text:p><text:span text:style-name="T1">(0,0)</text:span></text:p>
            </draw:text-box>
          </draw:frame>
          <draw:frame draw:style-name="gr4" draw:text-style-name="P4" draw:layer="layout" svg:width="1.47cm" svg:height="0.8cm" svg:x="8.97cm" svg:y="23.1cm">
            <draw:text-box>
              <text:p><text:span text:style-name="T1">(0,0)</text:span></text:p>
            </draw:text-box>
          </draw:frame>
          <draw:frame draw:style-name="gr4" draw:text-style-name="P4" draw:layer="layout" svg:width="1.47cm" svg:height="0.8cm" svg:x="8.97cm" svg:y="25.5cm">
            <draw:text-box>
              <text:p><text:span text:style-name="T1">(0,1)</text:span></text:p>
            </draw:text-box>
          </draw:frame>
          <draw:line draw:style-name="gr5" draw:text-style-name="P1" draw:layer="layout" svg:x1="5.6cm" svg:y1="25.2cm" svg:x2="11.2cm" svg:y2="21.4cm">
            <text:p/>
          </draw:line>
          <draw:line draw:style-name="gr5" draw:text-style-name="P1" draw:layer="layout" svg:x1="8cm" svg:y1="27.1cm" svg:x2="10.9cm" svg:y2="21.2cm">
            <text:p/>
          </draw:line>
          <draw:frame draw:style-name="gr6" draw:text-style-name="P4" draw:layer="layout" svg:width="1.1cm" svg:height="0.828cm" svg:x="5.3cm" svg:y="24.2cm">
            <draw:text-box>
              <text:p><text:span text:style-name="T1">L</text:span><text:span text:style-name="T2">1</text:span></text:p>
            </draw:text-box>
          </draw:frame>
          <draw:frame draw:style-name="gr6" draw:text-style-name="P4" draw:layer="layout" svg:width="1.1cm" svg:height="0.828cm" svg:x="8.2cm" svg:y="26.172cm">
            <draw:text-box>
              <text:p><text:span text:style-name="T1">L</text:span><text:span text:style-name="T2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07:02:10.480437434</meta:creation-date>
    <dc:date>2017-01-14T20:57:01.637499752</dc:date>
    <meta:editing-duration>PT59M29S</meta:editing-duration>
    <meta:editing-cycles>9</meta:editing-cycles>
    <meta:generator>LibreOffice/5.2.2.2$Linux_X86_64 LibreOffice_project/20m0$Build-2</meta:generator>
    <meta:document-statistic meta:object-count="64"/>
  </office:meta>
</office:document-meta>
</file>